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cashPack31">
      <style:table-properties table:display="true" style:writing-mode="lr-tb"/>
    </style:style>
    <style:style style:name="ce1" style:family="table-cell" style:parent-style-name="Default">
      <style:table-cell-properties fo:background-color="#0000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hPack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/>
          <table:table-cell table:style-name="ce20"/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8" office:value-type="string" calcext:value-type="string">
            <text:p>module</text:p>
          </table:table-cell>
          <table:table-cell table:style-name="ce5"/>
          <table:table-cell table:style-name="ce20"/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8" office:value-type="string" calcext:value-type="string">
            <text:p>journal</text:p>
          </table:table-cell>
          <table:table-cell table:style-name="ce5"/>
          <table:table-cell table:style-name="ce20"/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8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21"/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49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21"/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49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21"/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49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22"/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0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22"/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0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22"/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0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22"/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0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22"/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0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22"/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0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22"/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0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22"/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0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22"/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0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22"/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0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22"/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0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22"/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0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22"/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0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22"/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0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22"/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0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0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0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0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22"/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0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22"/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0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22"/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0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2"/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0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22"/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0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22"/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0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22"/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0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22"/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0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22"/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0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22"/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0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22"/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0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22"/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0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22"/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0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22"/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0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22"/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0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22"/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0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22"/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0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22"/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0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22"/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0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22"/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0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22"/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0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22"/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0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22"/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0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22"/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0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22"/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0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22"/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0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22"/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0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22"/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0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22"/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0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22"/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0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22"/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0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22"/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0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22"/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0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22"/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0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22"/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0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22"/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0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22"/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0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22"/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0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22"/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0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22"/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0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22"/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0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22"/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0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22"/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0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22"/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0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22"/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0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22"/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0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22"/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0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22"/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0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22"/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0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22"/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0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22"/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0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22"/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0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22"/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0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22"/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0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3"/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1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3"/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1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3"/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1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/>
          <table:table-cell table:style-name="ce24"/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2" office:value-type="string" calcext:value-type="string">
            <text:p>function</text:p>
          </table:table-cell>
          <table:table-cell table:style-name="ce9"/>
          <table:table-cell table:style-name="ce24"/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2" office:value-type="string" calcext:value-type="string">
            <text:p>journey</text:p>
          </table:table-cell>
          <table:table-cell table:style-name="ce9"/>
          <table:table-cell table:style-name="ce24"/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2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8"/>
          <table:table-cell table:style-name="ce18" table:number-columns-repeated="6"/>
          <table:table-cell table:style-name="ce11"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/>
          <table:table-cell table:style-name="ce26" table:number-columns-repeated="3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2"/>
          <table:table-cell table:style-name="ce26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11" table:number-columns-repeated="3"/>
          <table:table-cell table:style-name="ce26" table:number-columns-repeated="2"/>
          <table:table-cell table:style-name="ce46" table:number-columns-repeated="2"/>
          <table:table-cell table:style-name="ce11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11" table:number-columns-repeated="3"/>
          <table:table-cell table:style-name="ce46" table:number-columns-repeated="4"/>
          <table:table-cell table:style-name="ce11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6" table:number-columns-repeated="2"/>
          <table:table-cell table:style-name="ce26"/>
          <table:table-cell table:style-name="ce11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6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6"/>
          <table:table-cell table:style-name="ce26"/>
          <table:table-cell table:style-name="ce11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11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4" office:value-type="string" calcext:value-type="string">
            <text:p>yet</text:p>
          </table:table-cell>
          <table:table-cell table:style-name="ce26"/>
          <table:table-cell table:style-name="ce11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4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5" office:value-type="string" calcext:value-type="string">
            <text:p>Remainder</text:p>
          </table:table-cell>
          <table:table-cell table:style-name="ce11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5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hPack31" style:display-name="PageStyle_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4" meta:object-count="0"/>
    <meta:generator>LibreOfficeDev/6.0.5.2$Linux_X86_64 LibreOffice_project/</meta:generator>
  </office:meta>
</office:document-meta>
</file>